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8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2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aglyphURL</text:p>
          </table:table-cell>
          <table:table-cell table:style-name="ce1" office:value-type="string" calcext:value-type="string">
            <text:p>Deskrifans</text:p>
          </table:table-cell>
          <table:table-cell table:style-name="ce1" office:value-type="string" calcext:value-type="string">
            <text:p>Dorhys</text:p>
          </table:table-cell>
          <table:table-cell table:style-name="ce1" office:value-type="string" calcext:value-type="string">
            <text:p>Dorhys180</text:p>
          </table:table-cell>
          <table:table-cell table:style-name="ce1" office:value-type="string" calcext:value-type="string">
            <text:p>Dorles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style-name="ce3" office:value-type="string" calcext:value-type="string">
            <text:p>ESP_043099_2310</text:p>
          </table:table-cell>
          <table:table-cell table:formula="of:=&quot;http://www.uahirise.org/kw/&quot;&amp;[.B2]" office:value-type="string" office:string-value="http://www.uahirise.org/kw/ESP_043099_2310" calcext:value-type="string">
            <text:p>http://www.uahirise.org/kw/ESP_043099_2310</text:p>
          </table:table-cell>
          <table:table-cell/>
          <table:table-cell office:value-type="string" calcext:value-type="string">
            <text:p>Ow korwolyas kowdoll rewek</text:p>
          </table:table-cell>
          <table:table-cell office:value-type="float" office:value="265" calcext:value-type="float">
            <text:p>265</text:p>
          </table:table-cell>
          <table:table-cell table:formula="of:=IF([.F2]&gt;180;[.F2]-360;[.F2])" office:value-type="float" office:value="-95" calcext:value-type="float">
            <text:p>-9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ESP_043098_1650</text:p>
          </table:table-cell>
          <table:table-cell table:formula="of:=&quot;http://www.uahirise.org/kw/&quot;&amp;[.B3]" office:value-type="string" office:string-value="http://www.uahirise.org/kw/ESP_043098_1650" calcext:value-type="string">
            <text:p>http://www.uahirise.org/kw/ESP_043098_1650</text:p>
          </table:table-cell>
          <table:table-cell office:value-type="string" calcext:value-type="string">
            <text:p>http://www.uahirise.org/anaglyph/singula.php?ID=ESP_043098_1650</text:p>
          </table:table-cell>
          <table:table-cell office:value-type="string" calcext:value-type="string">
            <text:p>Tewynnow ow kodha ha dorslynkyow yn Cooperates Chasma</text:p>
          </table:table-cell>
          <table:table-cell office:value-type="float" office:value="303" calcext:value-type="float">
            <text:p>303</text:p>
          </table:table-cell>
          <table:table-cell table:formula="of:=IF([.F3]&gt;180;[.F3]-360;[.F3])" office:value-type="float" office:value="-57" calcext:value-type="float">
            <text:p>-57</text:p>
          </table:table-cell>
          <table:table-cell office:value-type="float" office:value="-15" calcext:value-type="float">
            <text:p>-1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ESP_043097_1985</text:p>
          </table:table-cell>
          <table:table-cell table:formula="of:=&quot;http://www.uahirise.org/kw/&quot;&amp;[.B4]" office:value-type="string" office:string-value="http://www.uahirise.org/kw/ESP_043097_1985" calcext:value-type="string">
            <text:p>http://www.uahirise.org/kw/ESP_043097_1985</text:p>
          </table:table-cell>
          <table:table-cell office:value-type="string" calcext:value-type="string">
            <text:p>http://www.uahirise.org/anaglyph/singula.php?ID=ESP_043519_1985</text:p>
          </table:table-cell>
          <table:table-cell office:value-type="string" calcext:value-type="string">
            <text:p>Kowdoll Zir yn Chryse Planitia</text:p>
          </table:table-cell>
          <table:table-cell office:value-type="float" office:value="323" calcext:value-type="float">
            <text:p>323</text:p>
          </table:table-cell>
          <table:table-cell table:formula="of:=IF([.F4]&gt;180;[.F4]-360;[.F4])"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ESP_043097_1475</text:p>
          </table:table-cell>
          <table:table-cell table:formula="of:=&quot;http://www.uahirise.org/kw/&quot;&amp;[.B5]" office:value-type="string" office:string-value="http://www.uahirise.org/kw/ESP_043097_1475" calcext:value-type="string">
            <text:p>http://www.uahirise.org/kw/ESP_043097_1475</text:p>
          </table:table-cell>
          <table:table-cell/>
          <table:table-cell office:value-type="string" calcext:value-type="string">
            <text:p>Kanolyow ha daffar haval orth lin dhe'n north-est a Gowdoll Hale</text:p>
          </table:table-cell>
          <table:table-cell office:value-type="float" office:value="330" calcext:value-type="float">
            <text:p>330</text:p>
          </table:table-cell>
          <table:table-cell table:formula="of:=IF([.F5]&gt;180;[.F5]-360;[.F5])"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ESP_043096_2140</text:p>
          </table:table-cell>
          <table:table-cell table:formula="of:=&quot;http://www.uahirise.org/kw/&quot;&amp;[.B6]" office:value-type="string" office:string-value="http://www.uahirise.org/kw/ESP_043096_2140" calcext:value-type="string">
            <text:p>http://www.uahirise.org/kw/ESP_043096_2140</text:p>
          </table:table-cell>
          <table:table-cell/>
          <table:table-cell office:value-type="string" calcext:value-type="string">
            <text:p>Mesaow a-ji seudh yn Arabia Terra a'n north-west</text:p>
          </table:table-cell>
          <table:table-cell office:value-type="float" office:value="349" calcext:value-type="float">
            <text:p>349</text:p>
          </table:table-cell>
          <table:table-cell table:formula="of:=IF([.F6]&gt;180;[.F6]-360;[.F6])"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ESP_043094_2570</text:p>
          </table:table-cell>
          <table:table-cell table:formula="of:=&quot;http://www.uahirise.org/kw/&quot;&amp;[.B7]" office:value-type="string" office:string-value="http://www.uahirise.org/kw/ESP_043094_2570" calcext:value-type="string">
            <text:p>http://www.uahirise.org/kw/ESP_043094_2570</text:p>
          </table:table-cell>
          <table:table-cell/>
          <table:table-cell office:value-type="string" calcext:value-type="string">
            <text:p>Tewynnow ha kowdoll koth eskniys y'n ranndir pennaghlek</text:p>
          </table:table-cell>
          <table:table-cell office:value-type="float" office:value="30" calcext:value-type="float">
            <text:p>30</text:p>
          </table:table-cell>
          <table:table-cell table:formula="of:=IF([.F7]&gt;180;[.F7]-360;[.F7])"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ESP_043094_1545</text:p>
          </table:table-cell>
          <table:table-cell table:formula="of:=&quot;http://www.uahirise.org/kw/&quot;&amp;[.B8]" office:value-type="string" office:string-value="http://www.uahirise.org/kw/ESP_043094_1545" calcext:value-type="string">
            <text:p>http://www.uahirise.org/kw/ESP_043094_1545</text:p>
          </table:table-cell>
          <table:table-cell/>
          <table:table-cell office:value-type="string" calcext:value-type="string">
            <text:p>Gwelidor gwiskasek war woles kowdoll</text:p>
          </table:table-cell>
          <table:table-cell office:value-type="float" office:value="51" calcext:value-type="float">
            <text:p>51</text:p>
          </table:table-cell>
          <table:table-cell table:formula="of:=IF([.F8]&gt;180;[.F8]-360;[.F8])" office:value-type="float" office:value="51" calcext:value-type="float">
            <text:p>51</text:p>
          </table:table-cell>
          <table:table-cell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ESP_043093_2565</text:p>
          </table:table-cell>
          <table:table-cell table:formula="of:=&quot;http://www.uahirise.org/kw/&quot;&amp;[.B9]" office:value-type="string" office:string-value="http://www.uahirise.org/kw/ESP_043093_2565" calcext:value-type="string">
            <text:p>http://www.uahirise.org/kw/ESP_043093_2565</text:p>
          </table:table-cell>
          <table:table-cell/>
          <table:table-cell office:value-type="string" calcext:value-type="string">
            <text:p>Tewynnow yeyn pennaghlek</text:p>
          </table:table-cell>
          <table:table-cell office:value-type="float" office:value="58" calcext:value-type="float">
            <text:p>58</text:p>
          </table:table-cell>
          <table:table-cell table:formula="of:=IF([.F9]&gt;180;[.F9]-360;[.F9])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ESP_043093_1965</text:p>
          </table:table-cell>
          <table:table-cell table:formula="of:=&quot;http://www.uahirise.org/kw/&quot;&amp;[.B10]" office:value-type="string" office:string-value="http://www.uahirise.org/kw/ESP_043093_1965" calcext:value-type="string">
            <text:p>http://www.uahirise.org/kw/ESP_043093_1965</text:p>
          </table:table-cell>
          <table:table-cell/>
          <table:table-cell office:value-type="string" calcext:value-type="string">
            <text:p>Kowdoll strekys gwithys yn ta, 6 kilometer a-dreus, yn rannvro Syrtis Major</text:p>
          </table:table-cell>
          <table:table-cell office:value-type="float" office:value="74" calcext:value-type="float">
            <text:p>74</text:p>
          </table:table-cell>
          <table:table-cell table:formula="of:=IF([.F10]&gt;180;[.F10]-360;[.F10])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ESP_043090_1935</text:p>
          </table:table-cell>
          <table:table-cell table:formula="of:=&quot;http://www.uahirise.org/kw/&quot;&amp;[.B11]" office:value-type="string" office:string-value="http://www.uahirise.org/kw/ESP_043090_1935" calcext:value-type="string">
            <text:p>http://www.uahirise.org/kw/ESP_043090_1935</text:p>
          </table:table-cell>
          <table:table-cell/>
          <table:table-cell office:value-type="string" calcext:value-type="string">
            <text:p>Linennow gwyns yn rannvro Cerberus</text:p>
          </table:table-cell>
          <table:table-cell office:value-type="float" office:value="156" calcext:value-type="float">
            <text:p>156</text:p>
          </table:table-cell>
          <table:table-cell table:formula="of:=IF([.F11]&gt;180;[.F11]-360;[.F11])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SP_043089_2075</text:p>
          </table:table-cell>
          <table:table-cell table:formula="of:=&quot;http://www.uahirise.org/kw/&quot;&amp;[.B12]" office:value-type="string" office:string-value="http://www.uahirise.org/kw/ESP_043089_2075" calcext:value-type="string">
            <text:p>http://www.uahirise.org/kw/ESP_043089_2075</text:p>
          </table:table-cell>
          <table:table-cell office:value-type="string" calcext:value-type="string">
            <text:p>http://www.uahirise.org/anaglyph/singula.php?ID=ESP_043722_2075</text:p>
          </table:table-cell>
          <table:table-cell office:value-type="string" calcext:value-type="string">
            <text:p>Nasyow kylghyek ynter Arcadia Planitia hag Amazonia Planitia</text:p>
          </table:table-cell>
          <table:table-cell office:value-type="float" office:value="181" calcext:value-type="float">
            <text:p>181</text:p>
          </table:table-cell>
          <table:table-cell table:formula="of:=IF([.F12]&gt;180;[.F12]-360;[.F12])" office:value-type="float" office:value="-179" calcext:value-type="float">
            <text:p>-17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SP_043088_1915</text:p>
          </table:table-cell>
          <table:table-cell table:formula="of:=&quot;http://www.uahirise.org/kw/&quot;&amp;[.B13]" office:value-type="string" office:string-value="http://www.uahirise.org/kw/ESP_043088_1915" calcext:value-type="string">
            <text:p>http://www.uahirise.org/kw/ESP_043088_1915</text:p>
          </table:table-cell>
          <table:table-cell/>
          <table:table-cell office:value-type="string" calcext:value-type="string">
            <text:p>Dihevelepterow tirwedhek dhe les yn Amazonis Panitia a'n howldrevel</text:p>
          </table:table-cell>
          <table:table-cell office:value-type="float" office:value="211" calcext:value-type="float">
            <text:p>211</text:p>
          </table:table-cell>
          <table:table-cell table:formula="of:=IF([.F13]&gt;180;[.F13]-360;[.F13])" office:value-type="float" office:value="-149" calcext:value-type="float">
            <text:p>-14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ESP_043087_2605</text:p>
          </table:table-cell>
          <table:table-cell table:formula="of:=&quot;http://www.uahirise.org/kw/&quot;&amp;[.B14]" office:value-type="string" office:string-value="http://www.uahirise.org/kw/ESP_043087_2605" calcext:value-type="string">
            <text:p>http://www.uahirise.org/kw/ESP_043087_2605</text:p>
          </table:table-cell>
          <table:table-cell/>
          <table:table-cell office:value-type="string" calcext:value-type="string">
            <text:p>Tewynnow gans lesansow godhosel dhe les</text:p>
          </table:table-cell>
          <table:table-cell office:value-type="float" office:value="217" calcext:value-type="float">
            <text:p>217</text:p>
          </table:table-cell>
          <table:table-cell table:formula="of:=IF([.F14]&gt;180;[.F14]-360;[.F14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ESP_043086_2290</text:p>
          </table:table-cell>
          <table:table-cell table:formula="of:=&quot;http://www.uahirise.org/kw/&quot;&amp;[.B15]" office:value-type="string" office:string-value="http://www.uahirise.org/kw/ESP_043086_2290" calcext:value-type="string">
            <text:p>http://www.uahirise.org/kw/ESP_043086_2290</text:p>
          </table:table-cell>
          <table:table-cell/>
          <table:table-cell office:value-type="string" calcext:value-type="string">
            <text:p>Kowdoll a dermyn dororiethel a-dhiwedhes</text:p>
          </table:table-cell>
          <table:table-cell office:value-type="float" office:value="260" calcext:value-type="float">
            <text:p>260</text:p>
          </table:table-cell>
          <table:table-cell table:formula="of:=IF([.F15]&gt;180;[.F15]-360;[.F15])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ESP_043086_1715</text:p>
          </table:table-cell>
          <table:table-cell table:formula="of:=&quot;http://www.uahirise.org/kw/&quot;&amp;[.B16]" office:value-type="string" office:string-value="http://www.uahirise.org/kw/ESP_043086_1715" calcext:value-type="string">
            <text:p>http://www.uahirise.org/kw/ESP_043086_1715</text:p>
          </table:table-cell>
          <table:table-cell/>
          <table:table-cell office:value-type="string" calcext:value-type="string">
            <text:p>Godhesow dowrhes gwann-liwys yn Noctus Labrinthus a'n howldrevel</text:p>
          </table:table-cell>
          <table:table-cell office:value-type="float" office:value="268" calcext:value-type="float">
            <text:p>268</text:p>
          </table:table-cell>
          <table:table-cell table:formula="of:=IF([.F16]&gt;180;[.F16]-360;[.F16])" office:value-type="float" office:value="-92" calcext:value-type="float">
            <text:p>-92</text:p>
          </table:table-cell>
          <table:table-cell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ESP_043071_2550</text:p>
          </table:table-cell>
          <table:table-cell table:formula="of:=&quot;http://www.uahirise.org/kw/&quot;&amp;[.B17]" office:value-type="string" office:string-value="http://www.uahirise.org/kw/ESP_043071_2550" calcext:value-type="string">
            <text:p>http://www.uahirise.org/kw/ESP_043071_2550</text:p>
          </table:table-cell>
          <table:table-cell/>
          <table:table-cell office:value-type="string" calcext:value-type="string">
            <text:p>Yey Treussplanadow war Dewynnow</text:p>
          </table:table-cell>
          <table:table-cell office:value-type="float" office:value="300" calcext:value-type="float">
            <text:p>300</text:p>
          </table:table-cell>
          <table:table-cell table:formula="of:=IF([.F17]&gt;180;[.F17]-360;[.F17])"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SP_043071_1435</text:p>
          </table:table-cell>
          <table:table-cell table:formula="of:=&quot;http://www.uahirise.org/kw/&quot;&amp;[.B18]" office:value-type="string" office:string-value="http://www.uahirise.org/kw/ESP_043071_1435" calcext:value-type="string">
            <text:p>http://www.uahirise.org/kw/ESP_043071_1435</text:p>
          </table:table-cell>
          <table:table-cell/>
          <table:table-cell office:value-type="string" calcext:value-type="string">
            <text:p>Kanolyow y’n Estowlans Kowdoll Hale</text:p>
          </table:table-cell>
          <table:table-cell office:value-type="float" office:value="321" calcext:value-type="float">
            <text:p>321</text:p>
          </table:table-cell>
          <table:table-cell table:formula="of:=IF([.F18]&gt;180;[.F18]-360;[.F18])"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ESP_043070_2025</text:p>
          </table:table-cell>
          <table:table-cell table:formula="of:=&quot;http://www.uahirise.org/kw/&quot;&amp;[.B19]" office:value-type="string" office:string-value="http://www.uahirise.org/kw/ESP_043070_2025" calcext:value-type="string">
            <text:p>http://www.uahirise.org/kw/ESP_043070_2025</text:p>
          </table:table-cell>
          <table:table-cell office:value-type="string" calcext:value-type="string">
            <text:p>http://www.uahirise.org/anaglyph/singula.php?ID=ESP_028354_2025</text:p>
          </table:table-cell>
          <table:table-cell office:value-type="string" calcext:value-type="string">
            <text:p>Tiredh a-ji dhe Gowdoll Mclaughlin</text:p>
          </table:table-cell>
          <table:table-cell office:value-type="float" office:value="338" calcext:value-type="float">
            <text:p>338</text:p>
          </table:table-cell>
          <table:table-cell table:formula="of:=IF([.F19]&gt;180;[.F19]-360;[.F19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ESP_043069_1905</text:p>
          </table:table-cell>
          <table:table-cell table:formula="of:=&quot;http://www.uahirise.org/kw/&quot;&amp;[.B20]" office:value-type="string" office:string-value="http://www.uahirise.org/kw/ESP_043069_1905" calcext:value-type="string">
            <text:p>http://www.uahirise.org/kw/ESP_043069_1905</text:p>
          </table:table-cell>
          <table:table-cell/>
          <table:table-cell office:value-type="string" calcext:value-type="string">
            <text:p>Ow Korwolyas an Tewynnow yn Arabia Terra</text:p>
          </table:table-cell>
          <table:table-cell office:value-type="float" office:value="9" calcext:value-type="float">
            <text:p>9</text:p>
          </table:table-cell>
          <table:table-cell table:formula="of:=IF([.F20]&gt;180;[.F20]-360;[.F20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ESP_043066_2575</text:p>
          </table:table-cell>
          <table:table-cell table:formula="of:=&quot;http://www.uahirise.org/kw/&quot;&amp;[.B21]" office:value-type="string" office:string-value="http://www.uahirise.org/kw/ESP_043066_2575" calcext:value-type="string">
            <text:p>http://www.uahirise.org/kw/ESP_043066_2575</text:p>
          </table:table-cell>
          <table:table-cell/>
          <table:table-cell office:value-type="string" calcext:value-type="string">
            <text:p>Gronn a Dewynnow Pennaghlek gans Fynnglow</text:p>
          </table:table-cell>
          <table:table-cell office:value-type="float" office:value="76" calcext:value-type="float">
            <text:p>76</text:p>
          </table:table-cell>
          <table:table-cell table:formula="of:=IF([.F21]&gt;180;[.F21]-360;[.F21])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ESP_043066_1730</text:p>
          </table:table-cell>
          <table:table-cell table:formula="of:=&quot;http://www.uahirise.org/kw/&quot;&amp;[.B22]" office:value-type="string" office:string-value="http://www.uahirise.org/kw/ESP_043066_1730" calcext:value-type="string">
            <text:p>http://www.uahirise.org/kw/ESP_043066_1730</text:p>
          </table:table-cell>
          <table:table-cell/>
          <table:table-cell office:value-type="string" calcext:value-type="string">
            <text:p>Gorwolyas Tewynnow Kowdoll Briault</text:p>
          </table:table-cell>
          <table:table-cell office:value-type="float" office:value="94" calcext:value-type="float">
            <text:p>94</text:p>
          </table:table-cell>
          <table:table-cell table:formula="of:=IF([.F22]&gt;180;[.F22]-360;[.F22])"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ESP_043064_1830</text:p>
          </table:table-cell>
          <table:table-cell table:formula="of:=&quot;http://www.uahirise.org/kw/&quot;&amp;[.B23]" office:value-type="string" office:string-value="http://www.uahirise.org/kw/ESP_043064_1830" calcext:value-type="string">
            <text:p>http://www.uahirise.org/kw/ESP_043064_1830</text:p>
          </table:table-cell>
          <table:table-cell/>
          <table:table-cell office:value-type="string" calcext:value-type="string">
            <text:p>Lava Fros ha Pigern Diwreydh yn Cerberus Palus</text:p>
          </table:table-cell>
          <table:table-cell office:value-type="float" office:value="147" calcext:value-type="float">
            <text:p>147</text:p>
          </table:table-cell>
          <table:table-cell table:formula="of:=IF([.F23]&gt;180;[.F23]-360;[.F23])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ESP_043063_2060</text:p>
          </table:table-cell>
          <table:table-cell table:formula="of:=&quot;http://www.uahirise.org/kw/&quot;&amp;[.B24]" office:value-type="string" office:string-value="http://www.uahirise.org/kw/ESP_043063_2060" calcext:value-type="string">
            <text:p>http://www.uahirise.org/kw/ESP_043063_2060</text:p>
          </table:table-cell>
          <table:table-cell/>
          <table:table-cell office:value-type="string" calcext:value-type="string">
            <text:p>Arenep Gwenennek yn Tartarus Montes</text:p>
          </table:table-cell>
          <table:table-cell office:value-type="float" office:value="172" calcext:value-type="float">
            <text:p>172</text:p>
          </table:table-cell>
          <table:table-cell table:formula="of:=IF([.F24]&gt;180;[.F24]-360;[.F24])"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ESP_043063_1690</text:p>
          </table:table-cell>
          <table:table-cell table:formula="of:=&quot;http://www.uahirise.org/kw/&quot;&amp;[.B25]" office:value-type="string" office:string-value="http://www.uahirise.org/kw/ESP_043063_1690" calcext:value-type="string">
            <text:p>http://www.uahirise.org/kw/ESP_043063_1690</text:p>
          </table:table-cell>
          <table:table-cell/>
          <table:table-cell office:value-type="string" calcext:value-type="string">
            <text:p>Kowdoll Hen ha Daslenwys gans Amal Eskniys</text:p>
          </table:table-cell>
          <table:table-cell office:value-type="float" office:value="176" calcext:value-type="float">
            <text:p>176</text:p>
          </table:table-cell>
          <table:table-cell table:formula="of:=IF([.F25]&gt;180;[.F25]-360;[.F25])" office:value-type="float" office:value="176" calcext:value-type="float">
            <text:p>176</text:p>
          </table:table-cell>
          <table:table-cell office:value-type="float" office:value="-11" calcext:value-type="float">
            <text:p>-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ESP_043061_2415</text:p>
          </table:table-cell>
          <table:table-cell table:formula="of:=&quot;http://www.uahirise.org/kw/&quot;&amp;[.B26]" office:value-type="string" office:string-value="http://www.uahirise.org/kw/ESP_043061_2415" calcext:value-type="string">
            <text:p>http://www.uahirise.org/kw/ESP_043061_2415</text:p>
          </table:table-cell>
          <table:table-cell/>
          <table:table-cell office:value-type="string" calcext:value-type="string">
            <text:p>Kneghow war Wastatiryow a'n Gogledh</text:p>
          </table:table-cell>
          <table:table-cell office:value-type="float" office:value="220" calcext:value-type="float">
            <text:p>220</text:p>
          </table:table-cell>
          <table:table-cell table:formula="of:=IF([.F26]&gt;180;[.F26]-360;[.F26])" office:value-type="float" office:value="-140" calcext:value-type="float">
            <text:p>-14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ESP_043058_2140</text:p>
          </table:table-cell>
          <table:table-cell table:formula="of:=&quot;http://www.uahirise.org/kw/&quot;&amp;[.B27]" office:value-type="string" office:string-value="http://www.uahirise.org/kw/ESP_043058_2140" calcext:value-type="string">
            <text:p>http://www.uahirise.org/kw/ESP_043058_2140</text:p>
          </table:table-cell>
          <table:table-cell/>
          <table:table-cell office:value-type="string" calcext:value-type="string">
            <text:p>Saven war Nilokeras Scopulus</text:p>
          </table:table-cell>
          <table:table-cell office:value-type="float" office:value="306" calcext:value-type="float">
            <text:p>306</text:p>
          </table:table-cell>
          <table:table-cell table:formula="of:=IF([.F27]&gt;180;[.F27]-360;[.F27])" office:value-type="float" office:value="-54" calcext:value-type="float">
            <text:p>-5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ESP_043057_1985</text:p>
          </table:table-cell>
          <table:table-cell table:formula="of:=&quot;http://www.uahirise.org/kw/&quot;&amp;[.B28]" office:value-type="string" office:string-value="http://www.uahirise.org/kw/ESP_043057_1985" calcext:value-type="string">
            <text:p>http://www.uahirise.org/kw/ESP_043057_1985</text:p>
          </table:table-cell>
          <table:table-cell/>
          <table:table-cell office:value-type="string" calcext:value-type="string">
            <text:p>Tiredh yn Ranndir Oxia Palus</text:p>
          </table:table-cell>
          <table:table-cell office:value-type="float" office:value="336" calcext:value-type="float">
            <text:p>336</text:p>
          </table:table-cell>
          <table:table-cell table:formula="of:=IF([.F28]&gt;180;[.F28]-360;[.F28])"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ESP_043051_2635</text:p>
          </table:table-cell>
          <table:table-cell table:formula="of:=&quot;http://www.uahirise.org/kw/&quot;&amp;[.B29]" office:value-type="string" office:string-value="http://www.uahirise.org/kw/ESP_043051_2635" calcext:value-type="string">
            <text:p>http://www.uahirise.org/kw/ESP_043051_2635</text:p>
          </table:table-cell>
          <table:table-cell/>
          <table:table-cell office:value-type="string" calcext:value-type="string">
            <text:p>Park Tewynn Pennaghlek Teg</text:p>
          </table:table-cell>
          <table:table-cell office:value-type="float" office:value="119" calcext:value-type="float">
            <text:p>119</text:p>
          </table:table-cell>
          <table:table-cell table:formula="of:=IF([.F29]&gt;180;[.F29]-360;[.F29])"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ESP_043051_1890</text:p>
          </table:table-cell>
          <table:table-cell table:formula="of:=&quot;http://www.uahirise.org/kw/&quot;&amp;[.B30]" office:value-type="string" office:string-value="http://www.uahirise.org/kw/ESP_043051_1890" calcext:value-type="string">
            <text:p>http://www.uahirise.org/kw/ESP_043051_1890</text:p>
          </table:table-cell>
          <table:table-cell/>
          <table:table-cell office:value-type="string" calcext:value-type="string">
            <text:p>Godhesow war Leur Kowdoll y'n Ranndir Elysium</text:p>
          </table:table-cell>
          <table:table-cell office:value-type="float" office:value="141" calcext:value-type="float">
            <text:p>141</text:p>
          </table:table-cell>
          <table:table-cell table:formula="of:=IF([.F30]&gt;180;[.F30]-360;[.F30])"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ESP_043049_2440</text:p>
          </table:table-cell>
          <table:table-cell table:formula="of:=&quot;http://www.uahirise.org/kw/&quot;&amp;[.B31]" office:value-type="string" office:string-value="http://www.uahirise.org/kw/ESP_043049_2440" calcext:value-type="string">
            <text:p>http://www.uahirise.org/kw/ESP_043049_2440</text:p>
          </table:table-cell>
          <table:table-cell/>
          <table:table-cell office:value-type="string" calcext:value-type="string">
            <text:p>Tiredh Gwastatiryow Gogledh</text:p>
          </table:table-cell>
          <table:table-cell office:value-type="float" office:value="187" calcext:value-type="float">
            <text:p>187</text:p>
          </table:table-cell>
          <table:table-cell table:formula="of:=IF([.F31]&gt;180;[.F31]-360;[.F31])" office:value-type="float" office:value="-173" calcext:value-type="float">
            <text:p>-173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ESP_043043_2250</text:p>
          </table:table-cell>
          <table:table-cell table:formula="of:=&quot;http://www.uahirise.org/kw/&quot;&amp;[.B32]" office:value-type="string" office:string-value="http://www.uahirise.org/kw/ESP_043043_2250" calcext:value-type="string">
            <text:p>http://www.uahirise.org/kw/ESP_043043_2250</text:p>
          </table:table-cell>
          <table:table-cell office:value-type="string" calcext:value-type="string">
            <text:p>http://www.uahirise.org/anaglyph/singula.php?ID=ESP_043109_2250</text:p>
          </table:table-cell>
          <table:table-cell office:value-type="string" calcext:value-type="string">
            <text:p>Kesweythres ynter Mesa ha Fros yn Acadilia Planitia</text:p>
          </table:table-cell>
          <table:table-cell office:value-type="float" office:value="353" calcext:value-type="float">
            <text:p>353</text:p>
          </table:table-cell>
          <table:table-cell table:formula="of:=IF([.F32]&gt;180;[.F32]-360;[.F32])"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ESP_043041_2230</text:p>
          </table:table-cell>
          <table:table-cell table:formula="of:=&quot;http://www.uahirise.org/kw/&quot;&amp;[.B33]" office:value-type="string" office:string-value="http://www.uahirise.org/kw/ESP_043041_2230" calcext:value-type="string">
            <text:p>http://www.uahirise.org/kw/ESP_043041_2230</text:p>
          </table:table-cell>
          <table:table-cell/>
          <table:table-cell office:value-type="string" calcext:value-type="string">
            <text:p>Mensaow Protonilus</text:p>
          </table:table-cell>
          <table:table-cell office:value-type="float" office:value="46" calcext:value-type="float">
            <text:p>46</text:p>
          </table:table-cell>
          <table:table-cell table:formula="of:=IF([.F33]&gt;180;[.F33]-360;[.F33]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ESP_043040_1820</text:p>
          </table:table-cell>
          <table:table-cell table:formula="of:=&quot;http://www.uahirise.org/kw/&quot;&amp;[.B34]" office:value-type="string" office:string-value="http://www.uahirise.org/kw/ESP_043040_1820" calcext:value-type="string">
            <text:p>http://www.uahirise.org/kw/ESP_043040_1820</text:p>
          </table:table-cell>
          <table:table-cell office:value-type="string" calcext:value-type="string">
            <text:p>http://www.uahirise.org/anaglyph/singula.php?ID=ESP_044728_1820</text:p>
          </table:table-cell>
          <table:table-cell office:value-type="string" calcext:value-type="string">
            <text:p>Gesyon Nans</text:p>
          </table:table-cell>
          <table:table-cell office:value-type="float" office:value="82" calcext:value-type="float">
            <text:p>82</text:p>
          </table:table-cell>
          <table:table-cell table:formula="of:=IF([.F34]&gt;180;[.F34]-360;[.F34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ESP_043036_2275</text:p>
          </table:table-cell>
          <table:table-cell table:formula="of:=&quot;http://www.uahirise.org/kw/&quot;&amp;[.B35]" office:value-type="string" office:string-value="http://www.uahirise.org/kw/ESP_043036_2275" calcext:value-type="string">
            <text:p>http://www.uahirise.org/kw/ESP_043036_2275</text:p>
          </table:table-cell>
          <table:table-cell office:value-type="string" calcext:value-type="string">
            <text:p>http://www.uahirise.org/anaglyph/singula.php?ID=ESP_043102_2275</text:p>
          </table:table-cell>
          <table:table-cell office:value-type="string" calcext:value-type="string">
            <text:p>Kowdoll gans Terras Dewblek yn Arcadia Planitia</text:p>
          </table:table-cell>
          <table:table-cell office:value-type="float" office:value="183" calcext:value-type="float">
            <text:p>183</text:p>
          </table:table-cell>
          <table:table-cell table:formula="of:=IF([.F35]&gt;180;[.F35]-360;[.F35])"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ESP_043034_2485</text:p>
          </table:table-cell>
          <table:table-cell table:formula="of:=&quot;http://www.uahirise.org/kw/&quot;&amp;[.B36]" office:value-type="string" office:string-value="http://www.uahirise.org/kw/ESP_043034_2485" calcext:value-type="string">
            <text:p>http://www.uahirise.org/kw/ESP_043034_2485</text:p>
          </table:table-cell>
          <table:table-cell/>
          <table:table-cell office:value-type="string" calcext:value-type="string">
            <text:p>Direwans a'n Seson war an Planet Rudh</text:p>
          </table:table-cell>
          <table:table-cell office:value-type="float" office:value="234" calcext:value-type="float">
            <text:p>234</text:p>
          </table:table-cell>
          <table:table-cell table:formula="of:=IF([.F36]&gt;180;[.F36]-360;[.F36])" office:value-type="float" office:value="-126" calcext:value-type="float">
            <text:p>-12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ESP_043007_2065</text:p>
          </table:table-cell>
          <table:table-cell table:formula="of:=&quot;http://www.uahirise.org/kw/&quot;&amp;[.B37]" office:value-type="string" office:string-value="http://www.uahirise.org/kw/ESP_043007_2065" calcext:value-type="string">
            <text:p>http://www.uahirise.org/kw/ESP_043007_2065</text:p>
          </table:table-cell>
          <table:table-cell/>
          <table:table-cell office:value-type="string" calcext:value-type="string">
            <text:p>Kowdoll war Amal Islonk</text:p>
          </table:table-cell>
          <table:table-cell office:value-type="float" office:value="260" calcext:value-type="float">
            <text:p>260</text:p>
          </table:table-cell>
          <table:table-cell table:formula="of:=IF([.F37]&gt;180;[.F37]-360;[.F37])"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ESP_043006_1685</text:p>
          </table:table-cell>
          <table:table-cell table:formula="of:=&quot;http://www.uahirise.org/kw/&quot;&amp;[.B38]" office:value-type="string" office:string-value="http://www.uahirise.org/kw/ESP_043006_1685" calcext:value-type="string">
            <text:p>http://www.uahirise.org/kw/ESP_043006_1685</text:p>
          </table:table-cell>
          <table:table-cell/>
          <table:table-cell office:value-type="string" calcext:value-type="string">
            <text:p>Ow Korwolya an Runyow yn Coprates Chasma a'n Howlsedhes</text:p>
          </table:table-cell>
          <table:table-cell office:value-type="float" office:value="292" calcext:value-type="float">
            <text:p>292</text:p>
          </table:table-cell>
          <table:table-cell table:formula="of:=IF([.F38]&gt;180;[.F38]-360;[.F38])" office:value-type="float" office:value="-68" calcext:value-type="float">
            <text:p>-68</text:p>
          </table:table-cell>
          <table:table-cell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ESP_043005_1920</text:p>
          </table:table-cell>
          <table:table-cell table:formula="of:=&quot;http://www.uahirise.org/kw/&quot;&amp;[.B39]" office:value-type="string" office:string-value="http://www.uahirise.org/kw/ESP_043005_1920" calcext:value-type="string">
            <text:p>http://www.uahirise.org/kw/ESP_043005_1920</text:p>
          </table:table-cell>
          <table:table-cell office:value-type="string" calcext:value-type="string">
            <text:p>http://www.uahirise.org/anaglyph/singula.php?ID=ESP_042715_1920</text:p>
          </table:table-cell>
          <table:table-cell office:value-type="string" calcext:value-type="string">
            <text:p>An Tir Ynyal a Hypanis Valles</text:p>
          </table:table-cell>
          <table:table-cell office:value-type="float" office:value="314" calcext:value-type="float">
            <text:p>314</text:p>
          </table:table-cell>
          <table:table-cell table:formula="of:=IF([.F39]&gt;180;[.F39]-360;[.F39])"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ESP_043004_1525</text:p>
          </table:table-cell>
          <table:table-cell table:formula="of:=&quot;http://www.uahirise.org/kw/&quot;&amp;[.B40]" office:value-type="string" office:string-value="http://www.uahirise.org/kw/ESP_043004_1525" calcext:value-type="string">
            <text:p>http://www.uahirise.org/kw/ESP_043004_1525</text:p>
          </table:table-cell>
          <table:table-cell/>
          <table:table-cell office:value-type="string" calcext:value-type="string">
            <text:p>Arenep a Liw Golow gans Drummow Kettuel a-ji Kowdoll</text:p>
          </table:table-cell>
          <table:table-cell office:value-type="float" office:value="349" calcext:value-type="float">
            <text:p>349</text:p>
          </table:table-cell>
          <table:table-cell table:formula="of:=IF([.F40]&gt;180;[.F40]-360;[.F40])"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ESP_043003_2480</text:p>
          </table:table-cell>
          <table:table-cell table:formula="of:=&quot;http://www.uahirise.org/kw/&quot;&amp;[.B41]" office:value-type="string" office:string-value="http://www.uahirise.org/kw/ESP_043003_2480" calcext:value-type="string">
            <text:p>http://www.uahirise.org/kw/ESP_043003_2480</text:p>
          </table:table-cell>
          <table:table-cell/>
          <table:table-cell office:value-type="string" calcext:value-type="string">
            <text:p>Rew Tarosvannus a'n Seson y'n Ranndir Pennaghlek a Veurth</text:p>
          </table:table-cell>
          <table:table-cell office:value-type="float" office:value="1" calcext:value-type="float">
            <text:p>1</text:p>
          </table:table-cell>
          <table:table-cell table:formula="of:=IF([.F41]&gt;180;[.F41]-360;[.F41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ESP_043001_2435</text:p>
          </table:table-cell>
          <table:table-cell table:formula="of:=&quot;http://www.uahirise.org/kw/&quot;&amp;[.B42]" office:value-type="string" office:string-value="http://www.uahirise.org/kw/ESP_043001_2435" calcext:value-type="string">
            <text:p>http://www.uahirise.org/kw/ESP_043001_2435</text:p>
          </table:table-cell>
          <table:table-cell/>
          <table:table-cell office:value-type="string" calcext:value-type="string">
            <text:p>Tiredh Plenys a'n Wogledh</text:p>
          </table:table-cell>
          <table:table-cell office:value-type="float" office:value="57" calcext:value-type="float">
            <text:p>57</text:p>
          </table:table-cell>
          <table:table-cell table:formula="of:=IF([.F42]&gt;180;[.F42]-360;[.F42])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ESP_042997_1750</text:p>
          </table:table-cell>
          <table:table-cell table:formula="of:=&quot;http://www.uahirise.org/kw/&quot;&amp;[.B43]" office:value-type="string" office:string-value="http://www.uahirise.org/kw/ESP_042997_1750" calcext:value-type="string">
            <text:p>http://www.uahirise.org/kw/ESP_042997_1750</text:p>
          </table:table-cell>
          <table:table-cell office:value-type="string" calcext:value-type="string">
            <text:p>http://www.uahirise.org/anaglyph/singula.php?ID=ESP_042997_1750</text:p>
          </table:table-cell>
          <table:table-cell office:value-type="string" calcext:value-type="string">
            <text:p>Kestavans yntra Diw Eghen a Dirwedh yn Lucus Planum a'n West</text:p>
          </table:table-cell>
          <table:table-cell office:value-type="float" office:value="178" calcext:value-type="float">
            <text:p>178</text:p>
          </table:table-cell>
          <table:table-cell table:formula="of:=IF([.F43]&gt;180;[.F43]-360;[.F43])"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ESP_042996_2210</text:p>
          </table:table-cell>
          <table:table-cell table:formula="of:=&quot;http://www.uahirise.org/kw/&quot;&amp;[.B44]" office:value-type="string" office:string-value="http://www.uahirise.org/kw/ESP_042996_2210" calcext:value-type="string">
            <text:p>http://www.uahirise.org/kw/ESP_042996_2210</text:p>
          </table:table-cell>
          <table:table-cell office:value-type="string" calcext:value-type="string">
            <text:p>http://www.uahirise.org/anaglyph/singula.php?ID=ESP_043273_2210</text:p>
          </table:table-cell>
          <table:table-cell office:value-type="string" calcext:value-type="string">
            <text:p>Kowdoll Liesterrashes Possybyl yn Arcadia Planitia</text:p>
          </table:table-cell>
          <table:table-cell office:value-type="float" office:value="198" calcext:value-type="float">
            <text:p>198</text:p>
          </table:table-cell>
          <table:table-cell table:formula="of:=IF([.F44]&gt;180;[.F44]-360;[.F44])" office:value-type="float" office:value="-162" calcext:value-type="float">
            <text:p>-16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ESP_042995_1570</text:p>
          </table:table-cell>
          <table:table-cell table:formula="of:=&quot;http://www.uahirise.org/kw/&quot;&amp;[.B45]" office:value-type="string" office:string-value="http://www.uahirise.org/kw/ESP_042995_1570" calcext:value-type="string">
            <text:p>http://www.uahirise.org/kw/ESP_042995_1570</text:p>
          </table:table-cell>
          <table:table-cell/>
          <table:table-cell office:value-type="string" calcext:value-type="string">
            <text:p>Frosow Lava yn Daedalia Planum</text:p>
          </table:table-cell>
          <table:table-cell office:value-type="float" office:value="234" calcext:value-type="float">
            <text:p>234</text:p>
          </table:table-cell>
          <table:table-cell table:formula="of:=IF([.F45]&gt;180;[.F45]-360;[.F45])" office:value-type="float" office:value="-126" calcext:value-type="float">
            <text:p>-126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ESP_042993_1750</text:p>
          </table:table-cell>
          <table:table-cell table:formula="of:=&quot;http://www.uahirise.org/kw/&quot;&amp;[.B46]" office:value-type="string" office:string-value="http://www.uahirise.org/kw/ESP_042993_1750" calcext:value-type="string">
            <text:p>http://www.uahirise.org/kw/ESP_042993_1750</text:p>
          </table:table-cell>
          <table:table-cell office:value-type="string" calcext:value-type="string">
            <text:p>http://www.uahirise.org/anaglyph/singula.php?ID=ESP_042993_1750</text:p>
          </table:table-cell>
          <table:table-cell office:value-type="string" calcext:value-type="string">
            <text:p>Difurvyansow yn Leur Ophir Chasma</text:p>
          </table:table-cell>
          <table:table-cell office:value-type="float" office:value="288" calcext:value-type="float">
            <text:p>288</text:p>
          </table:table-cell>
          <table:table-cell table:formula="of:=IF([.F46]&gt;180;[.F46]-360;[.F46])" office:value-type="float" office:value="-72" calcext:value-type="float">
            <text:p>-72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ESP_042991_2020</text:p>
          </table:table-cell>
          <table:table-cell table:formula="of:=&quot;http://www.uahirise.org/kw/&quot;&amp;[.B47]" office:value-type="string" office:string-value="http://www.uahirise.org/kw/ESP_042991_2020" calcext:value-type="string">
            <text:p>http://www.uahirise.org/kw/ESP_042991_2020</text:p>
          </table:table-cell>
          <table:table-cell office:value-type="string" calcext:value-type="string">
            <text:p>http://www.uahirise.org/anaglyph/singula.php?ID=ESP_042991_2020</text:p>
          </table:table-cell>
          <table:table-cell office:value-type="string" calcext:value-type="string">
            <text:p>Savla Tira Ombrofyer Meurth 2020 yn Kowdoll Mclaughlin</text:p>
          </table:table-cell>
          <table:table-cell office:value-type="float" office:value="338" calcext:value-type="float">
            <text:p>338</text:p>
          </table:table-cell>
          <table:table-cell table:formula="of:=IF([.F47]&gt;180;[.F47]-360;[.F47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ESP_042989_2650</text:p>
          </table:table-cell>
          <table:table-cell table:formula="of:=&quot;http://www.uahirise.org/kw/&quot;&amp;[.B48]" office:value-type="string" office:string-value="http://www.uahirise.org/kw/ESP_042989_2650" calcext:value-type="string">
            <text:p>http://www.uahirise.org/kw/ESP_042989_2650</text:p>
          </table:table-cell>
          <table:table-cell/>
          <table:table-cell office:value-type="string" calcext:value-type="string">
            <text:p>Tirwel Teg a Dewynnow Pennaghlek</text:p>
          </table:table-cell>
          <table:table-cell office:value-type="float" office:value="1" calcext:value-type="float">
            <text:p>1</text:p>
          </table:table-cell>
          <table:table-cell table:formula="of:=IF([.F48]&gt;180;[.F48]-360;[.F48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ESP_042989_1530</text:p>
          </table:table-cell>
          <table:table-cell table:formula="of:=&quot;http://www.uahirise.org/kw/&quot;&amp;[.B49]" office:value-type="string" office:string-value="http://www.uahirise.org/kw/ESP_042989_1530" calcext:value-type="string">
            <text:p>http://www.uahirise.org/kw/ESP_042989_1530</text:p>
          </table:table-cell>
          <table:table-cell/>
          <table:table-cell office:value-type="string" calcext:value-type="string">
            <text:p>Drummow Kromm yn Kowdoll</text:p>
          </table:table-cell>
          <table:table-cell office:value-type="float" office:value="38" calcext:value-type="float">
            <text:p>38</text:p>
          </table:table-cell>
          <table:table-cell table:formula="of:=IF([.F49]&gt;180;[.F49]-360;[.F49])"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ESP_042985_2100</text:p>
          </table:table-cell>
          <table:table-cell table:formula="of:=&quot;http://www.uahirise.org/kw/&quot;&amp;[.B50]" office:value-type="string" office:string-value="http://www.uahirise.org/kw/ESP_042985_2100" calcext:value-type="string">
            <text:p>http://www.uahirise.org/kw/ESP_042985_2100</text:p>
          </table:table-cell>
          <table:table-cell/>
          <table:table-cell office:value-type="string" calcext:value-type="string">
            <text:p>Pytt ogas dhe Elysium Mons</text:p>
          </table:table-cell>
          <table:table-cell office:value-type="float" office:value="140" calcext:value-type="float">
            <text:p>140</text:p>
          </table:table-cell>
          <table:table-cell table:formula="of:=IF([.F50]&gt;180;[.F50]-360;[.F50])"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ESP_042980_2450</text:p>
          </table:table-cell>
          <table:table-cell table:formula="of:=&quot;http://www.uahirise.org/kw/&quot;&amp;[.B51]" office:value-type="string" office:string-value="http://www.uahirise.org/kw/ESP_042980_2450" calcext:value-type="string">
            <text:p>http://www.uahirise.org/kw/ESP_042980_2450</text:p>
          </table:table-cell>
          <table:table-cell/>
          <table:table-cell office:value-type="string" calcext:value-type="string">
            <text:p>Plenys Kosel a'n Wogledh a Veurth</text:p>
          </table:table-cell>
          <table:table-cell office:value-type="float" office:value="270" calcext:value-type="float">
            <text:p>270</text:p>
          </table:table-cell>
          <table:table-cell table:formula="of:=IF([.F51]&gt;180;[.F51]-360;[.F51])"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00:13.922593451</meta:creation-date>
    <dc:date>2016-05-14T22:21:15.141627487</dc:date>
    <meta:editing-duration>PT28M58S</meta:editing-duration>
    <meta:editing-cycles>5</meta:editing-cycles>
    <meta:generator>LibreOffice/5.1.2.2$Linux_X86_64 LibreOffice_project/10m0$Build-2</meta:generator>
    <meta:document-statistic meta:table-count="1" meta:cell-count="370" meta:object-count="0"/>
  </office:meta>
</office:document-meta>
</file>